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6pt" officeooo:rsid="0004e7ca" officeooo:paragraph-rsid="0004e7ca" style:font-size-asian="16pt" style:font-size-complex="16pt"/>
    </style:style>
    <style:style style:name="P2" style:family="paragraph" style:parent-style-name="Standard">
      <style:paragraph-properties fo:line-height="150%"/>
      <style:text-properties fo:font-size="20pt" officeooo:rsid="0004e7ca" officeooo:paragraph-rsid="0004e7ca" style:font-size-asian="20pt" style:font-size-complex="20pt"/>
    </style:style>
    <style:style style:name="P3" style:family="paragraph" style:parent-style-name="Standard">
      <style:paragraph-properties fo:line-height="150%"/>
      <style:text-properties fo:font-size="12pt" officeooo:rsid="0004e7ca" officeooo:paragraph-rsid="0004e7ca" style:font-size-asian="10.5pt" style:font-size-complex="12pt"/>
    </style:style>
    <style:style style:name="P4" style:family="paragraph" style:parent-style-name="Standard">
      <style:paragraph-properties fo:line-height="150%"/>
      <style:text-properties fo:font-size="12pt" fo:font-weight="bold" officeooo:rsid="0004e7ca" officeooo:paragraph-rsid="0004e7ca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fo:font-size="12pt" fo:font-weight="bold" officeooo:rsid="00068200" officeooo:paragraph-rsid="000682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fo:font-size="12pt" fo:font-weight="normal" officeooo:rsid="0004e7ca" officeooo:paragraph-rsid="0004e7c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fo:font-size="12pt" fo:font-weight="normal" officeooo:rsid="0007d585" officeooo:paragraph-rsid="0007d58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fo:font-size="12pt" fo:font-weight="normal" officeooo:rsid="0009770a" officeooo:paragraph-rsid="0009770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fo:font-size="12pt" fo:font-weight="normal" officeooo:rsid="0009eda4" officeooo:paragraph-rsid="0009eda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fo:font-size="12pt" fo:font-weight="normal" officeooo:rsid="000ba4bb" officeooo:paragraph-rsid="000ba4b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fo:font-size="12pt" fo:font-weight="normal" officeooo:rsid="000ea061" officeooo:paragraph-rsid="00174aa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fo:font-size="12pt" fo:font-weight="normal" officeooo:rsid="002677f0" officeooo:paragraph-rsid="002677f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201cm" fo:margin-bottom="0.201cm" loext:contextual-spacing="false" fo:line-height="150%"/>
      <style:text-properties fo:font-size="12pt" fo:font-weight="normal" officeooo:rsid="019daedb" officeooo:paragraph-rsid="002677f0" style:font-size-asian="12pt" style:font-weight-asian="normal" style:font-size-complex="12pt" style:font-weight-complex="normal"/>
    </style:style>
    <style:style style:name="T1" style:family="text">
      <style:text-properties officeooo:rsid="00068200"/>
    </style:style>
    <style:style style:name="T2" style:family="text">
      <style:text-properties officeooo:rsid="000d63a4"/>
    </style:style>
    <style:style style:name="T3" style:family="text">
      <style:text-properties officeooo:rsid="00113601"/>
    </style:style>
    <style:style style:name="T4" style:family="text">
      <style:text-properties officeooo:rsid="00174aa0"/>
    </style:style>
    <style:style style:name="T5" style:family="text">
      <style:text-properties officeooo:rsid="01a20ee6"/>
    </style:style>
    <style:style style:name="T6" style:family="text">
      <style:text-properties officeooo:rsid="0027ce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de to Jest/puppeteer automated tests</text:p>
      <text:p text:style-name="P2"/>
      <text:p text:style-name="P4">Overview</text:p>
      <text:p text:style-name="P6">This guide presents an overview of the automated end-to-end testing system which currently covers My-Loop, SoGive and the Good-Loop adunit, portal and demo page. The guide is divided in to two rough sections: one covering the tests themselves, the other the system used to run them. <text:span text:style-name="T1">Notes on running the tests are also provided.</text:span></text:p>
      <text:p text:style-name="P6"/>
      <text:p text:style-name="P9">The main technologies used are jest, puppeteer and webpack.</text:p>
      <text:p text:style-name="P9"/>
      <text:p text:style-name="P10"><text:a xlink:type="simple" xlink:href="https://jestjs.io/" text:style-name="Internet_20_link" text:visited-style-name="Visited_20_Internet_20_Link">Jest’s</text:a> primary function is to run test files and report on any passes or failures. It also provides a library of functions which can be used to write <text:span text:style-name="T2">the test files themselves. Jest can do a lot more than this, and additional notes on features will be provided as required.</text:span></text:p>
      <text:p text:style-name="P10"/>
      <text:p text:style-name="P11"><text:a xlink:type="simple" xlink:href="https://github.com/GoogleChrome/puppeteer" text:style-name="Internet_20_link" text:visited-style-name="Visited_20_Internet_20_Link">Puppeteer</text:a> provides a nice declarative API for interacting with a fully-functional chromium instance. <text:s/><text:span text:style-name="T3">Puppeteer allows us to mimic the actions of an actual end-user as closely as is possible for an automated script.</text:span></text:p>
      <text:p text:style-name="P11"/>
      <text:p text:style-name="P11"><text:span text:style-name="T4">I expect that you are already familiar with webpack and the basics of how to use it. Know that it is only used to transform the files in the “/res” folder. While Jest will babel any test files, it will not babel config files, which are considered to be “outside of its run-time”. </text:span></text:p>
      <text:p text:style-name="P6"/>
      <text:p text:style-name="P5">Running the tests</text:p>
      <text:p text:style-name="P8">Call syntax: ./jest.sh &lt;flags&gt; $ENDPOINT</text:p>
      <text:p text:style-name="P8"/>
      <text:p text:style-name="P8">$ENDPOINT must appear last. Valid values are “local, test and production”. If no value is provided, the tests will run against test services (e.g <text:a xlink:type="simple" xlink:href="https://testmy.good-loop.com/" text:style-name="Internet_20_link" text:visited-style-name="Visited_20_Internet_20_Link">https://testmy.good-loop.com</text:a>) by default.</text:p>
      <text:p text:style-name="P8"/>
      <text:p text:style-name="P7">The easiest way to run the tests is to go to the directory of the project you wish to test, then go to puppeteer-tests, and run jest.sh. For My-Loop, this would be:</text:p>
      <text:p text:style-name="P7"/>
      <text:p text:style-name="P7">cd ~/winterwell/my-loop/puppeteer-tests/ &amp;&amp; ./jest.sh test</text:p>
      <text:p text:style-name="P6"/>
      <text:p text:style-name="P6"/>
      <text:p text:style-name="P12"><text:soft-page-break/>Flags available:</text:p>
      <text:p text:style-name="P12"><text:tab/>-s “<text:span text:style-name="T6">SERVICE</text:span>” are we testing adserver, sogive or myloop? You will only ever use this if you are running <text:tab/>tests directly from appbase.</text:p>
      <text:p text:style-name="P12"><text:tab/>-d run puppeteer tests in a headless browser. Useful debugging tool for seeing how/why tests <text:tab/>are failing.</text:p>
      <text:p text:style-name="P13"><text:tab/>-j “COMMANDS” pass the quoted block to jest-cli (e.g -j "--testNamePattern=Watch"). <text:span text:style-name="T5">A list <text:tab/>of Jest CLI commands can be found </text:span><text:a xlink:type="simple" xlink:href="https://facebook.github.io/jest/docs/en/cli.html" text:style-name="Internet_20_link" text:visited-style-name="Visited_20_Internet_20_Link"><text:span text:style-name="T5">here</text:span></text:a><text:span text:style-name="T5">. </text:span></text:p>
      <text:p text:style-name="P6"/>
      <text:p text:style-name="P5">Test files</text:p>
      <text:p text:style-name="P5"/>
      <text:p text:style-name="P5"/>
      <text:p text:style-name="P5"/>
      <text:p text:style-name="P5">Test system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5:15:48.814185239</meta:creation-date>
    <dc:date>2019-06-26T16:22:47.017224823</dc:date>
    <meta:editing-duration>PT1H6M42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345" meta:character-count="2078" meta:non-whitespace-character-count="1743"/>
  </office:meta>
</office:document-meta>
</file>